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471e" officeooo:paragraph-rsid="000a471e"/>
    </style:style>
    <style:style style:name="P2" style:family="paragraph" style:parent-style-name="Standard">
      <style:text-properties officeooo:rsid="000cf53d" officeooo:paragraph-rsid="000cf53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etto Nonno bit e Nonna byte</text:p>
      <text:p text:style-name="P1"/>
      <text:p text:style-name="P1">l’ultimo progetto svolto durante l’attivita’ di alternanza scuola lavoro di quest’anno e’ stato quello presentato dal responsabile del progetto stesso.</text:p>
      <text:p text:style-name="P1">A seguito di una presentazione riguardanti i diversi tipi di skill necessarie ad oggi nel mondo del lavoro. Il responsabile ci ha assegnato il compito di progettare un edizione di Nonno bit, oppure di un corso simile ma per bambini. Il termine era fissato a venerdi’ 24 gennaio. Alla fine avremmo dovuto presentare davanti agli altri una vera e propria idea di progetto, con prezzo, programma didattico ecc..</text:p>
      <text:p text:style-name="P1"/>
      <text:p text:style-name="P1">Il nostro Team</text:p>
      <text:p text:style-name="P1"/>
      <text:p text:style-name="P1">per questo ultimo progetto ero in team con Adam, della mia classe, e due Filippo dell’altra classe. </text:p>
      <text:p text:style-name="P1">Noi avevamo realizzato un corso di HTML e CSS indirizzato ai ragazzini delle scuole medie.</text:p>
      <text:p text:style-name="P1">Io e Adam ci occupammo del programma formativo e del sito relativo al progetto, mentre Filippo e Filippo si occupavano della presentazione power point da mostrare al termine dell’attivita’ </text:p>
      <text:p text:style-name="P1"/>
      <text:p text:style-name="P1">Il programma formativo e sito</text:p>
      <text:p text:style-name="P1"/>
      <text:p text:style-name="P1">Il programma formativo che abbiamo realizzato era molto completo, e preciso, qui di seguito trovate l’elenco delle lezioni con i rispettivi argomenti trattati. Anche il sito era fatto per presentare il progetto era possibile infatti scaricare il programma formativo, c’era anche la possibilita’ di iscriversi direttamente al progetto.</text:p>
      <text:p text:style-name="P1"/>
      <text:p text:style-name="P2">Conclusione</text:p>
      <text:p text:style-name="P1"/>
      <text:p text:style-name="P1">Sinceramente ho trovato questo progetto leggermente piu’ noioso e poco stimolante rispetto agli altri, anche per la poco inerenza col nostro indirizzo di studio, comunque cosi’ come per tutte le altre attivita’, e’ servita per relazionarsi e lavorare in team oltre che ad avere una panoramica del mondo del lavo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16:15:15.449000000</meta:creation-date>
    <dc:date>2018-03-25T15:44:31.693000000</dc:date>
    <meta:editing-duration>PT2M51S</meta:editing-duration>
    <meta:editing-cycles>5</meta:editing-cycles>
    <meta:generator>LibreOffice/6.0.2.1$Windows_X86_64 LibreOffice_project/f7f06a8f319e4b62f9bc5095aa112a65d2f3ac89</meta:generator>
    <meta:document-statistic meta:table-count="0" meta:image-count="0" meta:object-count="0" meta:page-count="1" meta:paragraph-count="11" meta:word-count="262" meta:character-count="1670" meta:non-whitespace-character-count="1417"/>
  </office:meta>
</office:document-meta>
</file>